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2.0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11.8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 style:writing-mode="lr-tb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3.7cm" style:writing-mode="lr-tb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="Square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 style:writing-mode="lr-tb"/>
      <style:paragraph-properties style:writing-mode="lr-tb"/>
    </style:style>
    <style:style style:name="gr1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3cm" style:writing-mode="lr-tb"/>
      <style:paragraph-properties style:writing-mode="lr-tb"/>
    </style:style>
    <style:style style:name="gr1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 style:writing-mode="lr-tb"/>
      <style:paragraph-properties style:writing-mode="lr-tb"/>
    </style:style>
    <style:style style:name="gr1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2.1cm" style:writing-mode="lr-tb"/>
      <style:paragraph-properties style:writing-mode="lr-tb"/>
    </style:style>
    <style:style style:name="gr1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908cm" style:writing-mode="lr-tb"/>
      <style:paragraph-properties style:writing-mode="lr-tb"/>
    </style:style>
    <style:style style:name="gr14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 style:writing-mode="lr-tb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16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9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914cm" style:writing-mode="lr-tb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 style:writing-mode="lr-tb"/>
      <style:paragraph-properties style:writing-mode="lr-tb"/>
    </style:style>
    <style:style style:name="gr2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5cm" style:writing-mode="lr-tb"/>
      <style:paragraph-properties style:writing-mode="lr-tb"/>
    </style:style>
    <style:style style:name="gr23" style:family="graphic" style:parent-style-name="standard" style:list-style-name="L1">
      <style:graphic-properties svg:stroke-color="#ff00cc" draw:fill="solid" draw:fill-color="#ff99ff" draw:textarea-horizontal-align="justify" draw:textarea-vertical-align="middle" draw:auto-grow-height="false" fo:min-height="0.564cm" fo:min-width="1.314cm" style:writing-mode="lr-tb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99ff"/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0000ff" loext:opacity="100%" fo:language="zxx" fo:country="none" style:language-asian="zxx" style:country-asian="none" style:language-complex="zxx" style:country-complex="none"/>
    </style:style>
    <style:style style:name="T4" style:family="text">
      <style:text-properties fo:font-variant="normal" fo:text-transform="none" style:use-window-font-color="true" loext:opacity="0%" style:text-outline="false" style:text-line-through-style="solid" style:text-line-through-type="single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none" style:text-line-through-type="none" style:text-position="33% 58%" fo:language="zxx" fo:country="none" style:language-asian="zxx" style:country-asian="none" style:language-complex="zxx" style:country-complex="none"/>
    </style:style>
    <style:style style:name="T6" style:family="text">
      <style:text-properties style:text-position="-8% 58%" fo:language="zxx" fo:country="none" style:language-asian="zxx" style:country-asian="none" style:language-complex="zxx" style:country-complex="none"/>
    </style:style>
    <style:style style:name="T7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8" style:family="text">
      <style:text-properties style:text-line-through-style="none" style:text-line-through-type="none" style:text-position="-8% 58%" fo:language="zxx" fo:country="none" style:language-asian="zxx" style:country-asian="none" style:language-complex="zxx" style:country-complex="none"/>
    </style:style>
    <style:style style:name="T9" style:family="text"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T10" style:family="text">
      <style:text-properties style:text-position="33% 58%" fo:language="zxx" fo:country="none" style:language-asian="zxx" style:country-asian="none" style:language-complex="zxx" style:country-complex="none"/>
    </style:style>
    <style:style style:name="T11" style:family="text">
      <style:text-properties style:text-line-through-style="none" style:text-line-through-type="none" style:text-position="0% 100%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2.3cm" svg:x="1.327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2.1cm" svg:x="8.6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6cm" svg:y="1.3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9cm" svg:y="0.9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6.8cm" svg:y1="4.3cm" svg:x2="12cm" svg:y2="4.3cm">
          <text:p text:style-name="P3"><text:span text:style-name="T2"><text:s text:c="9"/></text:span><text:span text:style-name="T2">register <text:s text:c="3"/></text:span></text:p>
          <text:p text:style-name="P3"><text:span text:style-name="T2"/></text:p>
        </draw:line>
        <draw:custom-shape draw:style-name="gr6" draw:text-style-name="P5" draw:layer="layout" svg:width="0.6cm" svg:height="0.7cm" svg:x="4.1cm" svg:y="2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2" draw:layer="layout" svg:width="4.2cm" svg:height="0.9cm" svg:x="4.3cm" svg:y="0.2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7.8cm" svg:y1="7.1cm" svg:x2="12cm" svg:y2="7.1cm">
          <text:p text:style-name="P3"><text:span text:style-name="T2">KO <text:s text:c="6"/>no</text:span></text:p>
          <text:p text:style-name="P3"><text:span text:style-name="T2"/></text:p>
        </draw:line>
        <draw:custom-shape draw:style-name="gr9" draw:text-style-name="P6" draw:layer="layout" svg:width="4cm" svg:height="2.8cm" svg:x="10cm" svg:y="4.3cm">
          <text:p text:style-name="P2"><text:span text:style-name="T2">can vo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draw:layer="layout" svg:width="3.8cm" svg:height="1.6cm" svg:x="14.1cm" svg:y="10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ballo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cm" svg:height="0.9cm" svg:x="14.5cm" svg:y="10.737cm">
          <text:p text:style-name="P8"><text:span text:style-name="T4">V</text:span><text:span text:style-name="T5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6cm" svg:height="1.7cm" svg:x="3.4cm" svg:y="11.3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vot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0.956cm" svg:x="3.8cm" svg:y="11.519cm">
          <text:p text:style-name="P2"><text:span text:style-name="T2">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0.8cm" svg:height="0.85cm" svg:x="4.9cm" svg:y="12.022cm">
          <text:p text:style-name="P2"><text:span text:style-name="T2">S</text:span><text:span text:style-name="T6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xml:id="id1" draw:id="id1" draw:layer="layout" svg:width="1.488cm" svg:height="0.962cm" svg:x="14.012cm" svg:y="5.1cm">
          <draw:text-box>
            <text:p>yes</text:p>
          </draw:text-box>
        </draw:frame>
        <draw:connector draw:style-name="gr16" draw:text-style-name="P12" draw:layer="layout" svg:x1="15.5cm" svg:y1="5.581cm" svg:x2="16cm" svg:y2="6.501cm" draw:start-shape="id1" draw:start-glue-point="1" draw:end-shape="id2" draw:end-glue-point="4" svg:d="M15500 5581h500v920" svg:viewBox="0 0 501 921">
          <text:p/>
        </draw:connector>
        <draw:frame draw:style-name="gr15" draw:text-style-name="P11" draw:layer="layout" svg:width="1.488cm" svg:height="0.962cm" svg:x="1.611cm" svg:y="8.269cm">
          <draw:text-box>
            <text:p>yes</text:p>
          </draw:text-box>
        </draw:frame>
        <draw:connector draw:style-name="gr17" draw:text-style-name="P12" draw:layer="layout" draw:line-skew="-0.599cm" svg:x1="2.7cm" svg:y1="8.1cm" svg:x2="2.8cm" svg:y2="4.3cm" draw:start-shape="id3" draw:start-glue-point="5" draw:end-shape="id4" draw:end-glue-point="3" svg:d="M2700 8100h-1100v-3800h1200" svg:viewBox="0 0 1201 3801">
          <text:p/>
        </draw:connector>
        <draw:frame draw:style-name="gr18" draw:text-style-name="P11" draw:layer="layout" svg:width="0.959cm" svg:height="0.962cm" svg:x="4.541cm" svg:y="2.238cm">
          <draw:text-box>
            <text:p>V</text:p>
          </draw:text-box>
        </draw:frame>
        <draw:custom-shape draw:style-name="gr10" draw:text-style-name="P7" xml:id="id4" draw:id="id4" draw:layer="layout" svg:width="3.8cm" svg:height="1.6cm" svg:x="2.8cm" svg:y="3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registr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5cm" svg:height="0.9cm" svg:x="3.3cm" svg:y="3.8cm">
          <text:p text:style-name="P13"><text:span text:style-name="T7">S</text:span><text:span text:style-name="T8">R</text:span><text:span text:style-name="T9">V</text:span><text:span text:style-name="T5">A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2" draw:id="id2" draw:layer="layout" svg:width="4cm" svg:height="2.8cm" svg:x="14cm" svg:y="6.501cm">
          <text:p text:style-name="P2"><text:span text:style-name="T2">S</text:span><text:span text:style-name="T10">'</text:span><text:span text:style-name="T6">R</text:span><text:span text:style-name="T9">X</text:span><text:span text:style-name="T10">Y</text:span><text:span text:style-name="T6">A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2" draw:layer="layout" svg:x1="6.3cm" svg:y1="11.3cm" svg:x2="13.9cm" svg:y2="11.2cm">
          <text:p text:style-name="P3">OK <text:s text:c="28"/></text:p>
          <text:p text:style-name="P3"/>
        </draw:line>
        <draw:line draw:style-name="gr8" draw:text-style-name="P4" draw:layer="layout" svg:x1="7.8cm" svg:y1="7.9cm" svg:x2="14cm" svg:y2="7.9cm">
          <text:p text:style-name="P3"><text:span text:style-name="T2"><text:s text:c="4"/></text:span><text:span text:style-name="T2">KO <text:s text:c="20"/>yes</text:span></text:p>
          <text:p text:style-name="P3"><text:span text:style-name="T2"/></text:p>
        </draw:line>
        <draw:line draw:style-name="gr20" draw:text-style-name="P12" draw:layer="layout" svg:x1="16cm" svg:y1="10.5cm" svg:x2="16cm" svg:y2="9.3cm">
          <text:p text:style-name="P3"><text:s text:c="5"/></text:p>
          <text:p text:style-name="P3"/>
        </draw:line>
        <draw:frame draw:style-name="gr15" draw:text-style-name="P11" draw:layer="layout" svg:width="1.488cm" svg:height="0.962cm" svg:x="15.9cm" svg:y="9.038cm">
          <draw:text-box>
            <text:p>no</text:p>
          </draw:text-box>
        </draw:frame>
        <draw:custom-shape draw:style-name="gr21" draw:text-style-name="P10" draw:layer="layout" svg:width="0.8cm" svg:height="0.8cm" svg:x="16.152cm" svg:y="11.137cm">
          <text:p text:style-name="P2"><text:span text:style-name="T2">S</text:span><text:span text:style-name="T6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8cm" svg:height="0.8cm" svg:x="5.401cm" svg:y="4.125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" draw:id="id3" draw:layer="layout" svg:width="4cm" svg:height="2.8cm" svg:x="2.7cm" svg:y="6.7cm">
          <text:p text:style-name="P2"><text:span text:style-name="T2">KO or</text:span></text:p>
          <text:p text:style-name="P2"><text:span text:style-name="T2">time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7" draw:layer="layout" svg:width="3cm" svg:height="1.6cm" svg:x="15.4cm" svg:y="1.7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particip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9cm" svg:height="0.9cm" svg:x="15.8cm" svg:y="2.037cm">
          <text:p text:style-name="P15"><text:span text:style-name="T11">RS</text:span><text:span text:style-name="T8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0.8cm" svg:height="0.8cm" svg:x="17.352cm" svg:y="2.437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18T12:35:29.042000000</meta:creation-date>
    <dc:date>2023-07-24T16:44:48.339000000</dc:date>
    <meta:editing-duration>PT13H17M37S</meta:editing-duration>
    <meta:editing-cycles>51</meta:editing-cycles>
    <meta:generator>LibreOffice/7.5.3.2$Windows_X86_64 LibreOffice_project/9f56dff12ba03b9acd7730a5a481eea045e468f3</meta:generator>
    <meta:print-date>2020-04-10T11:11:35.699000000</meta:print-date>
    <dc:creator>Olivier Michel</dc:creator>
    <meta:document-statistic meta:object-count="32"/>
  </office:meta>
</office:document-meta>
</file>